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ll Prometheus data is fundamentally stored in the form of a time series. In this lesson, we discuss what time-series data is and how the concept applies in the context of Prometheus. This will provide you with a good foundational understanding of how metric data functions in Prometheus.</text:p>
      <text:h text:style-name="Heading_20_4" text:outline-level="4"><text:bookmark text:name="relevant-documentation"/>Relevant Documentation</text:h>
      <text:list xml:id="list3199146019" text:style-name="L1">
        <text:list-item>
          <text:p text:style-name="P2"><text:a xlink:type="simple" xlink:href="https://en.wikipedia.org/wiki/Time_series" text:style-name="Internet_20_link" text:visited-style-name="Visited_20_Internet_20_Link">Wikipedia: Time Series</text:a></text:p>
        </text:list-item>
        <text:list-item>
          <text:p text:style-name="P1"><text:a xlink:type="simple" xlink:href="https://prometheus.io/docs/concepts/data_model/" text:style-name="Internet_20_link" text:visited-style-name="Visited_20_Internet_20_Link">Prometheus Data Model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1T10:48:57.619717647</meta:creation-date>
    <dc:date>2020-08-01T10:49:42.000932215</dc:date>
    <meta:editing-duration>PT44S</meta:editing-duration>
    <meta:editing-cycles>1</meta:editing-cycles>
    <meta:document-statistic meta:table-count="0" meta:image-count="0" meta:object-count="0" meta:page-count="1" meta:paragraph-count="4" meta:word-count="58" meta:character-count="355" meta:non-whitespace-character-count="303"/>
    <meta:generator>LibreOffice/6.0.7.3$Linux_X86_64 LibreOffice_project/00m0$Build-3</meta:generator>
  </office:meta>
</office:document-meta>
</file>